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2" style:family="table">
      <style:table-properties style:width="17.551cm" table:align="left"/>
    </style:style>
    <style:style style:name="Table2.A" style:family="table-column">
      <style:table-column-properties style:column-width="0.543cm"/>
    </style:style>
    <style:style style:name="Table2.B" style:family="table-column">
      <style:table-column-properties style:column-width="3.191cm"/>
    </style:style>
    <style:style style:name="Table2.C" style:family="table-column">
      <style:table-column-properties style:column-width="12.524cm"/>
    </style:style>
    <style:style style:name="Table2.D" style:family="table-column">
      <style:table-column-properties style:column-width="1.293cm"/>
    </style:style>
    <style:style style:name="Table2.1" style:family="table-row">
      <style:table-row-properties style:min-row-height="1.614cm"/>
    </style:style>
    <style:style style:name="Table2.A1" style:family="table-cell">
      <style:table-cell-properties style:vertical-align="middle" style:border-line-width-bottom="0.035cm 0.035cm 0.035cm" fo:padding="0cm" fo:border-left="none" fo:border-right="none" fo:border-top="none" fo:border-bottom="0.106cm double #808080"/>
    </style:style>
    <style:style style:name="Table2.C1" style:family="table-cell">
      <style:table-cell-properties style:border-line-width-bottom="0.035cm 0.035cm 0.035cm" fo:padding="0cm" fo:border-left="none" fo:border-right="none" fo:border-top="none" fo:border-bottom="0.106cm double #808080"/>
    </style:style>
    <style:style style:name="Table1" style:family="table">
      <style:table-properties style:width="17.591cm" fo:margin-left="-0.002cm" fo:margin-right="0cm" table:align="margins"/>
    </style:style>
    <style:style style:name="Table1.A" style:family="table-column">
      <style:table-column-properties style:column-width="0.584cm" style:rel-column-width="331*"/>
    </style:style>
    <style:style style:name="Table1.B" style:family="table-column">
      <style:table-column-properties style:column-width="0.467cm" style:rel-column-width="265*"/>
    </style:style>
    <style:style style:name="Table1.C" style:family="table-column">
      <style:table-column-properties style:column-width="5.378cm" style:rel-column-width="3049*"/>
    </style:style>
    <style:style style:name="Table1.D" style:family="table-column">
      <style:table-column-properties style:column-width="0.332cm" style:rel-column-width="188*"/>
    </style:style>
    <style:style style:name="Table1.E" style:family="table-column">
      <style:table-column-properties style:column-width="3.724cm" style:rel-column-width="2111*"/>
    </style:style>
    <style:style style:name="Table1.F" style:family="table-column">
      <style:table-column-properties style:column-width="1.827cm" style:rel-column-width="1036*"/>
    </style:style>
    <style:style style:name="Table1.G" style:family="table-column">
      <style:table-column-properties style:column-width="5.279cm" style:rel-column-width="2993*"/>
    </style:style>
    <style:style style:name="Table1.1" style:family="table-row">
      <style:table-row-properties style:min-row-height="0.499cm"/>
    </style:style>
    <style:style style:name="Table1.A1" style:family="table-cell">
      <style:table-cell-properties style:vertical-align="middle" fo:padding="0cm" fo:border="none"/>
    </style:style>
    <style:style style:name="Table1.2" style:family="table-row">
      <style:table-row-properties style:min-row-height="0.228cm"/>
    </style:style>
    <style:style style:name="Table1.3" style:family="table-row">
      <style:table-row-properties style:min-row-height="1.034cm"/>
    </style:style>
    <style:style style:name="Table1.4" style:family="table-row">
      <style:table-row-properties style:min-row-height="0.455cm"/>
    </style:style>
    <style:style style:name="Table1.6" style:family="table-row">
      <style:table-row-properties style:min-row-height="0.258cm"/>
    </style:style>
    <style:style style:name="Table1.7" style:family="table-row">
      <style:table-row-properties style:min-row-height="0.113cm"/>
    </style:style>
    <style:style style:name="Table1.A8" style:family="table-cell">
      <style:table-cell-properties fo:padding="0cm" fo:border="none"/>
    </style:style>
    <style:style style:name="Table1.10" style:family="table-row">
      <style:table-row-properties style:min-row-height="0.709cm"/>
    </style:style>
    <style:style style:name="Table1.12" style:family="table-row">
      <style:table-row-properties style:min-row-height="0.827cm"/>
    </style:style>
    <style:style style:name="Table3" style:family="table">
      <style:table-properties style:width="17.591cm" table:align="margins"/>
    </style:style>
    <style:style style:name="Table3.A" style:family="table-column">
      <style:table-column-properties style:column-width="17.591cm" style:rel-column-width="65535*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size-complex="10pt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4pt" style:font-name-asian="Arial1" style:font-size-asian="14pt" style:font-name-complex="Arial1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808080"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color="#808080" style:font-name="Arial" fo:font-size="11pt" style:font-name-asian="Arial1" style:font-size-asian="11pt" style:font-name-complex="Arial1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color="#808080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ffffff" style:font-name="Arial" fo:font-size="10pt" fo:font-weight="bold" style:font-size-asian="10pt" style:font-size-complex="10pt"/>
    </style:style>
    <style:style style:name="P19" style:family="paragraph" style:parent-style-name="Table_20_Contents">
      <style:paragraph-properties fo:margin-left="0.873cm" fo:margin-right="-0.009cm" fo:text-indent="0cm" style:auto-text-indent="false"/>
      <style:text-properties style:font-name="Arial" fo:font-size="10pt" style:font-size-asian="10pt" style:font-size-complex="10pt"/>
    </style:style>
    <style:style style:name="P20" style:family="paragraph" style:parent-style-name="Header">
      <style:paragraph-properties fo:margin-left="0.873cm" fo:margin-right="-0.009cm" fo:text-align="start" style:justify-single-word="false" fo:text-indent="0cm" style:auto-text-indent="false"/>
      <style:text-properties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.903cm" fo:margin-right="-0.009cm" fo:text-indent="0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2" style:family="paragraph" style:parent-style-name="Table_20_Contents">
      <style:paragraph-properties fo:margin-left="0cm" fo:margin-right="-0.009cm" fo:text-indent="0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23" style:family="paragraph" style:parent-style-name="Table_20_Contents">
      <style:paragraph-properties fo:margin-left="1.058cm" fo:margin-right="0cm" fo:text-indent="0cm" style:auto-text-indent="false"/>
      <style:text-properties style:font-name="Arial" fo:font-size="10pt" style:font-size-asian="10pt" style:font-size-complex="10pt"/>
    </style:style>
    <style:style style:name="P24" style:family="paragraph" style:parent-style-name="Header">
      <style:paragraph-properties fo:text-align="start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5" style:family="paragraph" style:parent-style-name="Header">
      <style:paragraph-properties fo:text-align="start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26" style:family="paragraph" style:parent-style-name="Text_20_body">
      <style:paragraph-properties fo:text-align="center" style:justify-single-word="false">
        <style:tab-stops>
          <style:tab-stop style:position="11.054cm"/>
        </style:tab-stops>
      </style:paragraph-properties>
      <style:text-properties style:font-name="Aria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7" style:family="paragraph" style:parent-style-name="Text_20_body">
      <style:paragraph-properties fo:text-align="center" style:justify-single-word="false">
        <style:tab-stops>
          <style:tab-stop style:position="11.054cm"/>
        </style:tab-stops>
      </style:paragraph-properties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padding="0cm" fo:border="none"/>
      <style:text-properties style:font-name="Arial" fo:font-size="10pt" style:text-underline-style="none" fo:font-weight="bold" style:font-size-asian="10pt" style:font-size-complex="10pt"/>
    </style:style>
    <style:style style:name="P29" style:family="paragraph" style:parent-style-name="Text_20_body">
      <style:paragraph-properties fo:text-align="justify" style:justify-single-word="false" fo:padding="0cm" fo:border="none"/>
      <style:text-properties style:font-name="Arial" fo:font-size="10pt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Heading_20_1">
      <style:paragraph-properties fo:margin-left="0cm" fo:margin-right="0cm" fo:text-align="center" style:justify-single-word="false" fo:text-indent="0.03cm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3">{logo}</text:p>
          </table:table-cell>
          <table:table-cell table:style-name="Table2.C1" office:value-type="string">
            <text:p text:style-name="P17">{badan}</text:p>
            <text:p text:style-name="P17">{kota4}</text:p>
            <text:p text:style-name="P15">{alamat} </text:p>
            <text:p text:style-name="P16">Telp. {tlp} Fax {fax} </text:p>
          </table:table-cell>
          <table:table-cell table:style-name="Table2.C1" office:value-type="string">
            <text:p text:style-name="P14"/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h text:style-name="P30" text:outline-level="1">{title}</text:h>
            <text:p text:style-name="P26">{IZIN}</text:p>
            <text:p text:style-name="P27">Nomor : {no_skrd}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7" office:value-type="string">
            <text:p text:style-name="P28">Berdasarkan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1" table:number-columns-spanned="2" office:value-type="string">
            <text:p text:style-name="P29">[!-- BEGIN row.articles2 --]{titreArticle2}</text:p>
          </table:table-cell>
          <table:covered-table-cell/>
          <table:table-cell table:style-name="Table1.A1" table:number-columns-spanned="5" office:value-type="string">
            <text:p text:style-name="P29">{texteArticle2}[!-- END row.articles2 --]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9">Permohonan izin :</text:p>
          </table:table-cell>
          <table:covered-table-cell/>
          <table:covered-table-cell/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24"/>
          </table:table-cell>
          <table:table-cell table:style-name="Table1.A1" table:number-columns-spanned="2" office:value-type="string">
            <text:p text:style-name="P24">[!-- BEGIN row.articles --]{titreArticle}</text:p>
          </table:table-cell>
          <table:covered-table-cell/>
          <table:table-cell table:style-name="Table1.A1" office:value-type="string">
            <text:p text:style-name="P5">:</text:p>
          </table:table-cell>
          <table:table-cell table:style-name="Table1.A1" table:number-columns-spanned="3" office:value-type="string">
            <text:p text:style-name="P24"><text:bookmark-start text:name="__DdeLink__12123_962768907"/>{texteArticle}<text:span text:style-name="T1">[!-- END row.articles --]</text:span><text:bookmark-end text:name="__DdeLink__12123_962768907"/></text:p>
          </table:table-cell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24"/>
          </table:table-cell>
          <table:table-cell table:style-name="Table1.A1" table:number-columns-spanned="2" office:value-type="string">
            <text:p text:style-name="P24">[!-- BEGIN row.articles3 --]{titreArticle3}</text:p>
          </table:table-cell>
          <table:covered-table-cell/>
          <table:table-cell table:style-name="Table1.A1" office:value-type="string">
            <text:p text:style-name="P24">{texteArticle4}</text:p>
          </table:table-cell>
          <table:table-cell table:style-name="Table1.A1" table:number-columns-spanned="3" office:value-type="string">
            <text:p text:style-name="P24"><text:bookmark-start text:name="__DdeLink__28852_962768907"/>{texteArticle3}<text:bookmark-end text:name="__DdeLink__28852_962768907"/><text:span text:style-name="T1">[!-- END row.articles3 --]</text:span></text:p>
          </table:table-cell>
          <table:covered-table-cell/>
          <table:covered-table-cell/>
        </table:table-row>
        <table:table-row table:style-name="Table1.7">
          <table:table-cell table:style-name="Table1.A1" table:number-columns-spanned="7" office:value-type="string">
            <text:p text:style-name="Standard"/>
            <text:p text:style-name="P25">Perhitungan Retribusi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7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3">Besarnya retribusi {IZIN}</text:p>
                  <text:p text:style-name="P3"><text:s text:c="8"/>{rumus} <text:s/>{hitungmanual}</text:p>
                  <text:p text:style-name="P20">[!-- BEGIN articles1 --]{titreArticle}{texteArticle}[!-- END articles1 --] {nilairetribusi}</text:p>
                  <text:p text:style-name="P20"/>
                  <text:p text:style-name="P20"><text:span text:style-name="T5">TOTAL</text:span> <text:span text:style-name="T5">=</text:span> {jumlahretribusi1}</text:p>
                </table:table-cell>
              </table:table-row>
              <table:table-row>
                <table:table-cell table:style-name="Table3.A2" office:value-type="string">
                  <text:p text:style-name="P3">Pengurangan/keringanan/pembebasan retribusi</text:p>
                  <text:p text:style-name="P19">Berdasarkan surat <text:s/>: {berdasarkan}</text:p>
                  <text:p text:style-name="P21">Nomor <text:s text:c="18"/>: {i_surat}</text:p>
                  <text:p text:style-name="P22">Besarnya Keringanan <text:s text:c="9"/>: {diskon} % x {hitungmanual} {jumlahretribusi}</text:p>
                </table:table-cell>
              </table:table-row>
            </table:table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7" office:value-type="string">
            <text:p text:style-name="P11">Besarnya retribusi yang harus dibayar :</text:p>
            <text:p text:style-name="P23"><text:span text:style-name="T2">= </text:span><text:span text:style-name="T3">{totalretribusi}(</text:span><text:span text:style-name="T2"> </text:span><text:span text:style-name="T7">{bilangan}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0">
          <table:table-cell table:style-name="Table1.A8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0">{kota} , {tanggal}</text:p>
          </table:table-cell>
          <table:covered-table-cell/>
        </table:table-row>
        <table:table-row>
          <table:table-cell table:style-name="Table1.A8" table:number-columns-spanned="5" office:value-type="string">
            <text:p text:style-name="P2">Penyetor :</text:p>
          </table:table-cell>
          <table:covered-table-cell/>
          <table:covered-table-cell/>
          <table:covered-table-cell/>
          <table:covered-table-cell/>
          <table:table-cell table:style-name="Table1.A8" table:number-columns-spanned="2" office:value-type="string">
            <text:p text:style-name="P4"><text:span text:style-name="T4">A.n {jabatan} {badan}</text:span><text:line-break/></text:p>
          </table:table-cell>
          <table:covered-table-cell/>
        </table:table-row>
        <table:table-row table:style-name="Table1.12">
          <table:table-cell table:style-name="Table1.A8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le1.A8" office:value-type="string">
            <text:p text:style-name="P6"><text:s text:c="5"/></text:p>
          </table:table-cell>
          <table:table-cell table:style-name="Table1.A8" office:value-type="string">
            <text:p text:style-name="P7">{ttd}</text:p>
            <text:p text:style-name="P7"/>
            <text:p text:style-name="P7"/>
            <text:p text:style-name="P7"/>
          </table:table-cell>
        </table:table-row>
        <table:table-row>
          <table:table-cell table:style-name="Table1.A8" table:number-columns-spanned="5" office:value-type="string">
            <text:p text:style-name="P10">{n_pemohon}</text:p>
          </table:table-cell>
          <table:covered-table-cell/>
          <table:covered-table-cell/>
          <table:covered-table-cell/>
          <table:covered-table-cell/>
          <table:table-cell table:style-name="Table1.A8" table:number-columns-spanned="2" office:value-type="string">
            <text:p text:style-name="P18"><text:span text:style-name="T6">{nama_pejabat}</text:span> <text:line-break/>NIP. {nip_pejabat}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076cm" fo:margin-bottom="0.102cm" fo:text-indent="-0.762cm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824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rc11 </meta:initial-creator>
    <meta:creation-date>2010-09-01T10:19:42</meta:creation-date>
    <dc:date>2012-08-09T15:17:23.33</dc:date>
    <meta:editing-duration>PT8H15M51S</meta:editing-duration>
    <meta:editing-cycles>126</meta:editing-cycles>
    <meta:generator>OpenOffice.org/3.3$Win32 OpenOffice.org_project/330m20$Build-9567</meta:generator>
    <dc:creator>Yogi Cahyana</dc:creator>
    <meta:document-statistic meta:table-count="3" meta:image-count="0" meta:object-count="0" meta:page-count="1" meta:paragraph-count="36" meta:word-count="110" meta:character-count="934"/>
  </office:meta>
</office:document-meta>
</file>